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2.418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5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ccffcc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ccffcc"/>
    </style:style>
    <style:style style:name="ce8" style:family="table-cell" style:parent-style-name="Default">
      <style:table-cell-properties fo:background-color="#ffcccc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1" table:default-cell-style-name="ce5"/>
        <table:table-column table:style-name="co1" table:number-columns-repeated="18" table:default-cell-style-name="Default"/>
        <table:table-row table:style-name="ro1">
          <table:table-cell/>
          <table:table-cell table:style-name="ce1"/>
          <table:table-cell table:number-columns-repeated="28"/>
        </table:table-row>
        <table:table-row table:style-name="ro2">
          <table:table-cell/>
          <table:table-cell table:style-name="ce2" office:value-type="string" table:number-columns-spanned="9" table:number-rows-spanned="1">
            <text:p>Строки пульта режим 1 (32 bits)</text:p>
          </table:table-cell>
          <table:covered-table-cell table:number-columns-repeated="8"/>
          <table:table-cell/>
          <table:table-cell table:style-name="ce2" office:value-type="string" table:number-columns-spanned="9" table:number-rows-spanned="1">
            <text:p>Строки пульта режим 2 (32 bits)</text:p>
          </table:table-cell>
          <table:covered-table-cell table:number-columns-repeated="8"/>
          <table:table-cell/>
          <table:table-cell table:style-name="ce2" office:value-type="string" table:number-columns-spanned="9" table:number-rows-spanned="1">
            <text:p>Строки пульта режим 3 (32 bits)</text:p>
          </table:table-cell>
          <table:covered-table-cell table:number-columns-repeated="8"/>
        </table:table-row>
        <table:table-row table:style-name="ro1">
          <table:table-cell table:style-name="ce1" office:value-type="string">
            <text:p>L_HAND</text:p>
          </table:table-cell>
          <table:table-cell table:number-columns-repeated="29"/>
        </table:table-row>
        <table:table-row table:style-name="ro1">
          <table:table-cell office:value-type="string">
            <text:p>u</text:p>
          </table:table-cell>
          <table:table-cell table:style-name="ce3" office:value-type="string">
            <text:p>68AE1A03</text:p>
          </table:table-cell>
          <table:table-cell table:style-name="ce3" office:value-type="string">
            <text:p>9150,3000,6150,3000,3050,3000,3050,3050,3050,3000,3100,3000,3100,3000,3050,3000,6150 </text:p>
          </table:table-cell>
          <table:table-cell table:style-name="ce3" table:number-columns-repeated="7"/>
          <table:table-cell/>
          <table:table-cell table:style-name="ce6" office:value-type="string">
            <text:p>167EB06</text:p>
          </table:table-cell>
          <table:table-cell table:style-name="ce7" office:value-type="string">
            <text:p>Raw (18): 9150 -3050 6050 -3050 3100 -3000 3000 -3100 3100 -3000 3050 -3050 6100 -3000 3050 -3050 3100 </text:p>
          </table:table-cell>
          <table:table-cell table:style-name="ce7" table:number-columns-repeated="7"/>
          <table:table-cell/>
          <table:table-cell table:style-name="ce8" office:value-type="string">
            <text:p>40AB9C72</text:p>
          </table:table-cell>
          <table:table-cell table:style-name="ce8" office:value-type="string">
            <text:p>Raw (18): 9100 -3050 6050 -3050 3050 -3100 2950 -3100 3000 -3100 3050 -3050 3000 -3100 6000 -3100 3050 </text:p>
          </table:table-cell>
          <table:table-cell table:style-name="ce8" table:number-columns-repeated="7"/>
        </table:table-row>
        <table:table-row table:style-name="ro1">
          <table:table-cell office:value-type="string">
            <text:p>d</text:p>
          </table:table-cell>
          <table:table-cell table:style-name="ce3" office:value-type="string">
            <text:p>4FC2A4F4</text:p>
          </table:table-cell>
          <table:table-cell table:style-name="ce3" office:value-type="string">
            <text:p>9150,3050,3000,3050,6050,3050,3000,3100,3000,3050,3050,3050,3000,3100,3050,3000,6050 </text:p>
          </table:table-cell>
          <table:table-cell table:style-name="ce3" table:number-columns-repeated="7"/>
          <table:table-cell/>
          <table:table-cell table:style-name="ce6" office:value-type="string">
            <text:p>B708D3F1</text:p>
          </table:table-cell>
          <table:table-cell table:style-name="ce7" office:value-type="string">
            <text:p>Raw (18): 9150 -3050 3050 -3050 6000 -3150 3000 -3100 3000 -3050 3050 -3050 6050 -3100 3000 -3050 3050 </text:p>
          </table:table-cell>
          <table:table-cell table:style-name="ce7" table:number-columns-repeated="7"/>
          <table:table-cell/>
          <table:table-cell table:style-name="ce8" office:value-type="string">
            <text:p>77C52285</text:p>
          </table:table-cell>
          <table:table-cell table:style-name="ce8" office:value-type="string">
            <text:p>Raw (18): 9050 -3100 3000 -3100 6100 -3050 3000 -3100 3000 -3100 3000 -3050 3000 -3100 6050 -3100 3050 </text:p>
          </table:table-cell>
          <table:table-cell table:style-name="ce8" table:number-columns-repeated="7"/>
        </table:table-row>
        <table:table-row table:style-name="ro1">
          <table:table-cell office:value-type="string">
            <text:p>r</text:p>
          </table:table-cell>
          <table:table-cell table:style-name="ce3" office:value-type="string">
            <text:p>C7606564</text:p>
          </table:table-cell>
          <table:table-cell table:style-name="ce3" office:value-type="string">
            <text:p>9100,3050,6100,3000,6150,3000,3050,3000,3100,3000,3100,3000,3050,3050,3000,3050,3050 </text:p>
          </table:table-cell>
          <table:table-cell table:style-name="ce3" table:number-columns-repeated="7"/>
          <table:table-cell/>
          <table:table-cell table:style-name="ce6" office:value-type="string">
            <text:p>601A3669</text:p>
          </table:table-cell>
          <table:table-cell table:style-name="ce7" office:value-type="string">
            <text:p>Raw (18): 9050 -3150 6050 -3050 6050 -3100 3000 -3100 3050 -3000 3050 -3050 6050 -3100 3050 -3050 6000 </text:p>
          </table:table-cell>
          <table:table-cell table:style-name="ce7" table:number-columns-repeated="7"/>
          <table:table-cell/>
          <table:table-cell table:style-name="ce8" office:value-type="string">
            <text:p>9F5DE7D7</text:p>
          </table:table-cell>
          <table:table-cell table:style-name="ce8" office:value-type="string">
            <text:p>Raw (18): 9100 -3050 6050 -3100 6050 -3100 3050 -3050 3050 -3050 3000 -3050 3050 -3050 6050 -3100 6100 </text:p>
          </table:table-cell>
          <table:table-cell table:style-name="ce8" table:number-columns-repeated="7"/>
        </table:table-row>
        <table:table-row table:style-name="ro1">
          <table:table-cell office:value-type="string">
            <text:p>l</text:p>
          </table:table-cell>
          <table:table-cell table:style-name="ce3" office:value-type="string">
            <text:p>E2F4F720</text:p>
          </table:table-cell>
          <table:table-cell table:style-name="ce3" office:value-type="string">
            <text:p>9100,3100,3000,3050,3050,3050,6000,3100,3050,3050,3000,3050,3050,3050,3000,3100,6050 </text:p>
          </table:table-cell>
          <table:table-cell table:style-name="ce3" table:number-columns-repeated="7"/>
          <table:table-cell/>
          <table:table-cell table:style-name="ce6" office:value-type="string">
            <text:p>4A3B261D</text:p>
          </table:table-cell>
          <table:table-cell table:style-name="ce7" office:value-type="string">
            <text:p>Raw (18): 9050 -3100 3050 -3050 3050 -3050 6100 -3000 3050 -3050 3100 -3000 6050 -3100 3000 -3050 3050 </text:p>
          </table:table-cell>
          <table:table-cell table:style-name="ce7" table:number-columns-repeated="7"/>
          <table:table-cell/>
          <table:table-cell table:style-name="ce8" office:value-type="string">
            <text:p>AF774B1</text:p>
          </table:table-cell>
          <table:table-cell table:style-name="ce8" office:value-type="string">
            <text:p>Raw (18): 9150 -3000 3000 -3100 3000 -3150 6000 -3150 3000 -3050 3000 -3100 3050 -3050 6050 -3100 3050 </text:p>
          </table:table-cell>
          <table:table-cell table:style-name="ce8" table:number-columns-repeated="7"/>
        </table:table-row>
        <table:table-row table:style-name="ro1">
          <table:table-cell office:value-type="string">
            <text:p>strike</text:p>
          </table:table-cell>
          <table:table-cell table:style-name="ce3" office:value-type="string">
            <text:p>147D7566</text:p>
          </table:table-cell>
          <table:table-cell table:style-name="ce3" office:value-type="string">
            <text:p>9150,3050,6050,3050,3050,3000,3050,3050,6050,3100,2950,3100,3000,3100,3000,3100,3000 </text:p>
          </table:table-cell>
          <table:table-cell table:style-name="ce3" table:number-columns-repeated="7"/>
          <table:table-cell/>
          <table:table-cell table:style-name="ce6" office:value-type="string">
            <text:p>6C864A2B</text:p>
          </table:table-cell>
          <table:table-cell table:style-name="ce7" office:value-type="string">
            <text:p>Raw (18): 9100 -3050 6100 -3050 3050 -3050 3000 -3050 6050 -3100 3050 -3050 6000 -3100 3050 -3100 6050 </text:p>
          </table:table-cell>
          <table:table-cell table:style-name="ce7" table:number-columns-repeated="7"/>
          <table:table-cell/>
          <table:table-cell table:style-name="ce8" office:value-type="string">
            <text:p>8484E17D</text:p>
          </table:table-cell>
          <table:table-cell table:style-name="ce8" office:value-type="string">
            <text:p>Raw (18): 9150 -3050 6050 -3100 3000 -3050 3050 -3050 6050 -3100 3000 -3100 3000 -3050 6100 -3050 6050 </text:p>
          </table:table-cell>
          <table:table-cell table:style-name="ce8" table:number-columns-repeated="7"/>
        </table:table-row>
        <table:table-row table:style-name="ro1">
          <table:table-cell table:style-name="ce1" office:value-type="string">
            <text:p>R_HAND</text:p>
          </table:table-cell>
          <table:table-cell table:style-name="ce3" table:number-columns-repeated="9"/>
          <table:table-cell/>
          <table:table-cell table:style-name="ce6"/>
          <table:table-cell table:style-name="ce7" table:number-columns-repeated="8"/>
          <table:table-cell/>
          <table:table-cell table:style-name="ce8" table:number-columns-repeated="9"/>
        </table:table-row>
        <table:table-row table:style-name="ro1">
          <table:table-cell office:value-type="string">
            <text:p>u</text:p>
          </table:table-cell>
          <table:table-cell table:style-name="ce3" office:value-type="string">
            <text:p>2AF638B2</text:p>
          </table:table-cell>
          <table:table-cell table:style-name="ce3" office:value-type="string">
            <text:p>9100,3050,6000,3100,3050,3050,6050,3050,3000,3100,3000,3050,3050,3050,3050,3050,3000 </text:p>
          </table:table-cell>
          <table:table-cell table:style-name="ce3" table:number-columns-repeated="7"/>
          <table:table-cell/>
          <table:table-cell table:style-name="ce6" office:value-type="string">
            <text:p>82FF0D77</text:p>
          </table:table-cell>
          <table:table-cell table:style-name="ce7" office:value-type="string">
            <text:p>Raw (18): 9050 -3100 6050 -3100 3000 -3100 6000 -3100 3050 -3050 3050 -3050 6050 -3100 2950 -3100 6050 </text:p>
          </table:table-cell>
          <table:table-cell table:style-name="ce7" table:number-columns-repeated="7"/>
          <table:table-cell/>
          <table:table-cell table:style-name="ce8" office:value-type="string">
            <text:p>9AFDA4C9</text:p>
          </table:table-cell>
          <table:table-cell table:style-name="ce8" office:value-type="string">
            <text:p>Raw (18): 9100 -3100 6050 -3050 3050 -3050 6050 -3100 3050 -3050 3050 -3050 3000 -3100 6000 -3150 6000 </text:p>
          </table:table-cell>
          <table:table-cell table:style-name="ce8" table:number-columns-repeated="7"/>
        </table:table-row>
        <table:table-row table:style-name="ro1">
          <table:table-cell office:value-type="string">
            <text:p>d</text:p>
          </table:table-cell>
          <table:table-cell table:style-name="ce3" office:value-type="string">
            <text:p>DC6B0933</text:p>
          </table:table-cell>
          <table:table-cell table:style-name="ce3" office:value-type="string">
            <text:p>9150,3050,3050,3000,6050,3100,6050,3100,2950,3100,3050,3000,3050,3050,3000,3100,3000 </text:p>
          </table:table-cell>
          <table:table-cell table:style-name="ce3" table:number-columns-repeated="7"/>
          <table:table-cell/>
          <table:table-cell table:style-name="ce6" office:value-type="string">
            <text:p>43B1382E</text:p>
          </table:table-cell>
          <table:table-cell table:style-name="ce7" office:value-type="string">
            <text:p>Raw (18): 9150 -3000 3000 -3100 6100 -3050 6050 -3100 2950 -3150 2950 -3050 6050 -3100 3050 -3050 6100 </text:p>
          </table:table-cell>
          <table:table-cell table:style-name="ce7" table:number-columns-repeated="7"/>
          <table:table-cell/>
          <table:table-cell table:style-name="ce8" office:value-type="string">
            <text:p>46D86C0</text:p>
          </table:table-cell>
          <table:table-cell table:style-name="ce8" office:value-type="string">
            <text:p>Raw (18): 9100 -3050 3050 -3050 6050 -3100 6100 -3050 3000 -3050 3050 -3050 3050 -3050 6050 -3100 6100 </text:p>
          </table:table-cell>
          <table:table-cell table:style-name="ce8" table:number-columns-repeated="7"/>
        </table:table-row>
        <table:table-row table:style-name="ro1">
          <table:table-cell office:value-type="string">
            <text:p>l</text:p>
          </table:table-cell>
          <table:table-cell table:style-name="ce3" office:value-type="string">
            <text:p>3AB8012B</text:p>
          </table:table-cell>
          <table:table-cell table:style-name="ce3" office:value-type="string">
            <text:p>9100,3100,6000,3100,6000,3100,6000,3100,3000,3050,3100,3000,3000,3100,3050,3050,6000 </text:p>
          </table:table-cell>
          <table:table-cell table:style-name="ce3" table:number-columns-repeated="7"/>
          <table:table-cell/>
          <table:table-cell table:style-name="ce6" office:value-type="string">
            <text:p>D371D22E</text:p>
          </table:table-cell>
          <table:table-cell table:style-name="ce7" office:value-type="string">
            <text:p>Raw (18): 9150 -3050 6000 -3100 6100 -3050 6000 -3100 3000 -3100 3050 -3050 6050 -3100 3000 -3050 3050 </text:p>
          </table:table-cell>
          <table:table-cell table:style-name="ce7" table:number-columns-repeated="7"/>
          <table:table-cell/>
          <table:table-cell table:style-name="ce8" office:value-type="string">
            <text:p>12B5839A</text:p>
          </table:table-cell>
          <table:table-cell table:style-name="ce8" office:value-type="string">
            <text:p>Raw (18): 9200 -3000 6050 -3100 6000 -3150 6050 -3100 2950 -3150 3000 -3100 2950 -3100 6050 -3100 3050 </text:p>
          </table:table-cell>
          <table:table-cell table:style-name="ce8" table:number-columns-repeated="7"/>
        </table:table-row>
        <table:table-row table:style-name="ro1">
          <table:table-cell office:value-type="string">
            <text:p>r</text:p>
          </table:table-cell>
          <table:table-cell table:style-name="ce3" office:value-type="string">
            <text:p>D1123114</text:p>
          </table:table-cell>
          <table:table-cell table:style-name="ce3" office:value-type="string">
            <text:p>9100,3050,3050,3050,3050,3050,3000,3050,6050,3100,3000,3050,3050,3050,3050,3000,6050 </text:p>
          </table:table-cell>
          <table:table-cell table:style-name="ce3" table:number-columns-repeated="7"/>
          <table:table-cell/>
          <table:table-cell table:style-name="ce6" office:value-type="float" office:value="38586011">
            <text:p>38586011</text:p>
          </table:table-cell>
          <table:table-cell table:style-name="ce7" office:value-type="string">
            <text:p>Raw (18): 9100 -3100 3000 -3050 3000 -3100 2950 -3150 6000 -3100 3050 -3050 6050 -3100 2950 -3100 3050 </text:p>
          </table:table-cell>
          <table:table-cell table:style-name="ce7" table:number-columns-repeated="7"/>
          <table:table-cell/>
          <table:table-cell table:style-name="ce8" office:value-type="string">
            <text:p>F914AEA5</text:p>
          </table:table-cell>
          <table:table-cell table:style-name="ce8" office:value-type="string">
            <text:p>Raw (18): 9150 -3000 3100 -3050 2950 -3150 2950 -3100 6050 -3100 3000 -3100 3000 -3100 6050 -3050 3050 </text:p>
          </table:table-cell>
          <table:table-cell table:style-name="ce8" table:number-columns-repeated="7"/>
        </table:table-row>
        <table:table-row table:style-name="ro1">
          <table:table-cell office:value-type="string">
            <text:p>strike</text:p>
          </table:table-cell>
          <table:table-cell table:style-name="ce3" office:value-type="string">
            <text:p>A3F34991</text:p>
          </table:table-cell>
          <table:table-cell table:style-name="ce3" office:value-type="string">
            <text:p>9100,3050,3050,3000,6100,3050,3050,3050,6000,3100,3050,3050,3050,3050,3000,3050,3050 </text:p>
          </table:table-cell>
          <table:table-cell table:style-name="ce3" table:number-columns-repeated="7"/>
          <table:table-cell/>
          <table:table-cell table:style-name="ce6" office:value-type="string">
            <text:p>4BEA74CC</text:p>
          </table:table-cell>
          <table:table-cell table:style-name="ce7" office:value-type="string">
            <text:p>Raw (18): 9150 -3050 3050 -3050 6050 -3050 3000 -3100 6050 -3100 3050 -3000 6050 -3100 3050 -3050 6000 </text:p>
          </table:table-cell>
          <table:table-cell table:style-name="ce7" table:number-columns-repeated="7"/>
          <table:table-cell/>
          <table:table-cell table:style-name="ce8" office:value-type="string">
            <text:p>33EBDD7A</text:p>
          </table:table-cell>
          <table:table-cell table:style-name="ce8" office:value-type="string">
            <text:p>Raw (18): 9100 -3100 3000 -3100 6000 -3100 3050 -3050 6050 -3100 3050 -3050 3000 -3100 6050 -3050 6050 </text:p>
          </table:table-cell>
          <table:table-cell table:style-name="ce8" table:number-columns-repeated="7"/>
        </table:table-row>
        <table:table-row table:style-name="ro1">
          <table:table-cell table:style-name="ce1" office:value-type="string">
            <text:p>CENTER</text:p>
          </table:table-cell>
          <table:table-cell table:style-name="ce3" table:number-columns-repeated="9"/>
          <table:table-cell/>
          <table:table-cell table:style-name="ce6"/>
          <table:table-cell table:style-name="ce7" table:number-columns-repeated="8"/>
          <table:table-cell/>
          <table:table-cell table:style-name="ce8" table:number-columns-repeated="9"/>
        </table:table-row>
        <table:table-row table:style-name="ro1">
          <table:table-cell office:value-type="string">
            <text:p>^</text:p>
          </table:table-cell>
          <table:table-cell table:style-name="ce3" office:value-type="string">
            <text:p>732FC0C9</text:p>
          </table:table-cell>
          <table:table-cell table:style-name="ce3" office:value-type="string">
            <text:p>9100,3050,6050,3100,6000,3100,3050,3050,6000,3100,3000,3100,3050,3050,3000,3050,6050 </text:p>
          </table:table-cell>
          <table:table-cell table:style-name="ce3" table:number-columns-repeated="7"/>
          <table:table-cell/>
          <table:table-cell table:style-name="ce6" office:value-type="string">
            <text:p>CB38958C</text:p>
          </table:table-cell>
          <table:table-cell table:style-name="ce7" office:value-type="string">
            <text:p>Raw (18): 9150 -3000 6100 -3050 6050 -3100 3000 -3050 6050 -3100 3050 -3050 6000 -3100 3050 -3050 3050 </text:p>
          </table:table-cell>
          <table:table-cell table:style-name="ce7" table:number-columns-repeated="7"/>
          <table:table-cell/>
          <table:table-cell table:style-name="ce8" office:value-type="string">
            <text:p>E3372CE0</text:p>
          </table:table-cell>
          <table:table-cell table:style-name="ce8" office:value-type="string">
            <text:p>Raw (18): 9100 -3050 6000 -3150 6000 -3100 3050 -3050 6100 -3050 3000 -3100 3050 -3000 6100 -3050 3050 </text:p>
          </table:table-cell>
          <table:table-cell table:style-name="ce8" table:number-columns-repeated="7"/>
        </table:table-row>
        <table:table-row table:style-name="ro1">
          <table:table-cell office:value-type="string">
            <text:p>&lt;&lt;&lt;</text:p>
          </table:table-cell>
          <table:table-cell table:style-name="ce3" office:value-type="string">
            <text:p>1C02D5D5</text:p>
          </table:table-cell>
          <table:table-cell table:style-name="ce3" office:value-type="string">
            <text:p>9100,3050,6050,3150,2900,3100,6050,3100,6000,3100,3050,3000,3050,3100,2950,3100,6000 </text:p>
          </table:table-cell>
          <table:table-cell table:style-name="ce3" table:number-columns-repeated="7"/>
          <table:table-cell/>
          <table:table-cell table:style-name="ce6" office:value-type="string">
            <text:p>740BAA98</text:p>
          </table:table-cell>
          <table:table-cell table:style-name="ce7" office:value-type="string">
            <text:p>Raw (18): 9150 -3000 6050 -3100 3000 -3100 6000 -3150 6000 -3100 3000 -3050 6050 -3100 3000 -3100 3050 </text:p>
          </table:table-cell>
          <table:table-cell table:style-name="ce7" table:number-columns-repeated="7"/>
          <table:table-cell/>
          <table:table-cell table:style-name="ce8" office:value-type="string">
            <text:p>8C0A41EC</text:p>
          </table:table-cell>
          <table:table-cell table:style-name="ce8" office:value-type="string">
            <text:p>Raw (18): 9150 -3050 6050 -3050 3100 -3000 6050 -3100 6050 -3100 3000 -3100 3000 -3100 6050 -3100 3000 </text:p>
          </table:table-cell>
          <table:table-cell table:style-name="ce8" table:number-columns-repeated="7"/>
        </table:table-row>
        <table:table-row table:style-name="ro1">
          <table:table-cell office:value-type="string">
            <text:p>&gt;&gt;&gt;</text:p>
          </table:table-cell>
          <table:table-cell table:style-name="ce3" office:value-type="string">
            <text:p>EB5E6C0C</text:p>
          </table:table-cell>
          <table:table-cell table:style-name="ce3" office:value-type="string">
            <text:p>9150,3000,3000,3100,6000,3100,6050,3100,6000,3150,3000,3050,3050,3050,3000,3050,6050 </text:p>
          </table:table-cell>
          <table:table-cell table:style-name="ce3" table:number-columns-repeated="7"/>
          <table:table-cell/>
          <table:table-cell table:style-name="ce6" office:value-type="string">
            <text:p>52A49B09</text:p>
          </table:table-cell>
          <table:table-cell table:style-name="ce7" office:value-type="string">
            <text:p>Raw (18): 9150 -3000 3050 -3100 6050 -3050 6050 -3050 6100 -3050 3050 -3050 6050 -3050 3050 -3050 3050 </text:p>
          </table:table-cell>
          <table:table-cell table:style-name="ce7" table:number-columns-repeated="7"/>
          <table:table-cell/>
          <table:table-cell table:style-name="ce8" office:value-type="string">
            <text:p>1360E99D</text:p>
          </table:table-cell>
          <table:table-cell table:style-name="ce8" office:value-type="string">
            <text:p>Raw (18): 9150 -3000 3050 -3050 6050 -3100 6050 -3100 6050 -3050 3100 -3050 2950 -3150 6000 -3100 3050 </text:p>
          </table:table-cell>
          <table:table-cell table:style-name="ce8" table:number-columns-repeated="7"/>
        </table:table-row>
        <table:table-row table:style-name="ro1">
          <table:table-cell office:value-type="string">
            <text:p>[_]</text:p>
          </table:table-cell>
          <table:table-cell table:style-name="ce3" office:value-type="string">
            <text:p>2BC49E4C</text:p>
          </table:table-cell>
          <table:table-cell table:style-name="ce3" office:value-type="string">
            <text:p>9150,3050,6050,3050,6000,3100,6100,3050,6000,3100,3100,3000,3050,3050,3000,3100,2950 </text:p>
          </table:table-cell>
          <table:table-cell table:style-name="ce3" table:number-columns-repeated="7"/>
          <table:table-cell/>
          <table:table-cell table:style-name="ce6" office:value-type="string">
            <text:p>C47E6F51</text:p>
          </table:table-cell>
          <table:table-cell table:style-name="ce7" office:value-type="string">
            <text:p>Raw (18): 9100 -3050 6050 -3100 6000 -3150 6000 -3100 6050 -3100 3000 -3050 6050 -3100 3050 -3000 6100 </text:p>
          </table:table-cell>
          <table:table-cell table:style-name="ce7" table:number-columns-repeated="7"/>
          <table:table-cell/>
          <table:table-cell table:style-name="ce8" office:value-type="string">
            <text:p>3C220BF</text:p>
          </table:table-cell>
          <table:table-cell table:style-name="ce8" office:value-type="string">
            <text:p>Raw (18): 9150 -3050 6050 -3050 6100 -3050 6050 -3100 6100 -3050 3000 -3100 3000 -3050 6050 -3100 6050 </text:p>
          </table:table-cell>
          <table:table-cell table:style-name="ce8" table:number-columns-repeated="7"/>
        </table:table-row>
        <table:table-row table:style-name="ro1">
          <table:table-cell office:value-type="string">
            <text:p>v</text:p>
          </table:table-cell>
          <table:table-cell table:style-name="ce3" office:value-type="string">
            <text:p>F1E859FF</text:p>
          </table:table-cell>
          <table:table-cell table:style-name="ce3" office:value-type="string">
            <text:p>9150,3000,3000,3100,3000,3100,6000,3100,6050,3100,3000,3100,3000,3050,3050,3050,3050 </text:p>
          </table:table-cell>
          <table:table-cell table:style-name="ce3" table:number-columns-repeated="7"/>
          <table:table-cell/>
          <table:table-cell table:style-name="ce6" office:value-type="string">
            <text:p>592E88FA</text:p>
          </table:table-cell>
          <table:table-cell table:style-name="ce7" office:value-type="string">
            <text:p>Raw (18): 9150 -3000 3050 -3050 3050 -3000 6050 -3100 6050 -3100 3000 -3100 6000 -3100 3000 -3050 6100 </text:p>
          </table:table-cell>
          <table:table-cell table:style-name="ce7" table:number-columns-repeated="7"/>
          <table:table-cell/>
          <table:table-cell table:style-name="ce8" office:value-type="string">
            <text:p>19EAD78C</text:p>
          </table:table-cell>
          <table:table-cell table:style-name="ce8" office:value-type="string">
            <text:p>Raw (18): 9100 -3100 3000 -3100 2950 -3100 6050 -3100 6050 -3100 3000 -3050 3000 -3150 6000 -3100 6050 </text:p>
          </table:table-cell>
          <table:table-cell table:style-name="ce8" table:number-columns-repeated="7"/>
        </table:table-row>
        <table:table-row table:style-name="ro1">
          <table:table-cell table:style-name="ce1" office:value-type="string">
            <text:p>DOWN</text:p>
          </table:table-cell>
          <table:table-cell table:style-name="ce3" table:number-columns-repeated="9"/>
          <table:table-cell/>
          <table:table-cell table:style-name="ce6"/>
          <table:table-cell table:style-name="ce7" table:number-columns-repeated="8"/>
          <table:table-cell/>
          <table:table-cell table:style-name="ce8" table:number-columns-repeated="9"/>
        </table:table-row>
        <table:table-row table:style-name="ro1">
          <table:table-cell office:value-type="string">
            <text:p>R&gt;</text:p>
          </table:table-cell>
          <table:table-cell table:style-name="ce3" office:value-type="string">
            <text:p>4F7C7880</text:p>
          </table:table-cell>
          <table:table-cell table:style-name="ce3" office:value-type="string">
            <text:p>9100,3050,3050,3050,3050,3050,2950,3100,3050,3050,6000,3100,3050,3050,3000,3100,6000 </text:p>
          </table:table-cell>
          <table:table-cell table:style-name="ce3" table:number-columns-repeated="7"/>
          <table:table-cell/>
          <table:table-cell table:style-name="ce6" office:value-type="string">
            <text:p>571B259F</text:p>
          </table:table-cell>
          <table:table-cell table:style-name="ce7" office:value-type="string">
            <text:p>Raw (18): 9150 -3050 3000 -3050 3000 -3100 3050 -3050 2950 -3150 6000 -3100 6050 -3100 3000 -3100 3000 </text:p>
          </table:table-cell>
          <table:table-cell table:style-name="ce7" table:number-columns-repeated="7"/>
          <table:table-cell/>
          <table:table-cell table:style-name="ce8" office:value-type="string">
            <text:p>777EF611</text:p>
          </table:table-cell>
          <table:table-cell table:style-name="ce8" office:value-type="string">
            <text:p>Raw (18): 9150 -3050 3000 -3100 3050 -3050 3000 -3100 2950 -3100 6050 -3100 3050 -3050 6050 -3100 3000 </text:p>
          </table:table-cell>
          <table:table-cell table:style-name="ce8" table:number-columns-repeated="7"/>
        </table:table-row>
        <table:table-row table:style-name="ro1">
          <table:table-cell office:value-type="string">
            <text:p>S&gt;</text:p>
          </table:table-cell>
          <table:table-cell table:style-name="ce3" office:value-type="string">
            <text:p>2F35D192</text:p>
          </table:table-cell>
          <table:table-cell table:style-name="ce3" office:value-type="string">
            <text:p>9150,3050,6000,3100,3050,3050,2950,3150,3000,3050,6050,3050,3050,3050,3050,3050,3050 </text:p>
          </table:table-cell>
          <table:table-cell table:style-name="ce3" table:number-columns-repeated="7"/>
          <table:table-cell/>
          <table:table-cell table:style-name="ce6" office:value-type="float" office:value="27972475">
            <text:p>27972475</text:p>
          </table:table-cell>
          <table:table-cell table:style-name="ce7" office:value-type="string">
            <text:p>Raw (18): 9100 -3050 6050 -3100 2950 -3100 3050 -3050 3000 -3100 6050 -3100 6000 -3100 3050 -3050 6050 </text:p>
          </table:table-cell>
          <table:table-cell table:style-name="ce7" table:number-columns-repeated="7"/>
          <table:table-cell/>
          <table:table-cell table:style-name="ce8" office:value-type="string">
            <text:p>9F3D3DA9</text:p>
          </table:table-cell>
          <table:table-cell table:style-name="ce8" office:value-type="string">
            <text:p>9100,3100,6050,3050,3100,3000,3000,3100,3050,3050,6100,3050,3050,3050,6100,3000,6050 </text:p>
          </table:table-cell>
          <table:table-cell table:style-name="ce8" table:number-columns-repeated="7"/>
        </table:table-row>
        <table:table-row table:style-name="ro1">
          <table:table-cell office:value-type="string">
            <text:p>L&gt;</text:p>
          </table:table-cell>
          <table:table-cell table:style-name="ce3" office:value-type="string">
            <text:p>893AED65</text:p>
          </table:table-cell>
          <table:table-cell table:style-name="ce3" office:value-type="string">
            <text:p>9100,3050,3050,3000,6050,3100,3000,3100,2950,3100,6050,3100,3000,3050,3000,3100,3050 </text:p>
          </table:table-cell>
          <table:table-cell table:style-name="ce3" table:number-columns-repeated="7"/>
          <table:table-cell/>
          <table:table-cell table:style-name="ce6" office:value-type="string">
            <text:p>90D99A82</text:p>
          </table:table-cell>
          <table:table-cell table:style-name="ce7" office:value-type="string">
            <text:p>Raw (18): 9100 -3050 3050 -3050 6000 -3150 3000 -3050 3000 -3100 6000 -3150 6000 -3100 3050 -3050 6000 </text:p>
          </table:table-cell>
          <table:table-cell table:style-name="ce7" table:number-columns-repeated="7"/>
          <table:table-cell/>
          <table:table-cell table:style-name="ce8" office:value-type="string">
            <text:p>1933814E</text:p>
          </table:table-cell>
          <table:table-cell table:style-name="ce8" office:value-type="string">
            <text:p>Raw (18): 9100 -3100 3050 -3050 6050 -3050 3000 -3100 3000 -3100 6050 -3100 3050 -3050 6000 -3100 6100 </text:p>
          </table:table-cell>
          <table:table-cell table:style-name="ce8" table:number-columns-repeated="7"/>
        </table:table-row>
        <table:table-row table:style-name="ro1">
          <table:table-cell office:value-type="string">
            <text:p>P</text:p>
          </table:table-cell>
          <table:table-cell table:style-name="ce3" office:value-type="string">
            <text:p>8DE81CF5</text:p>
          </table:table-cell>
          <table:table-cell table:style-name="ce3" office:value-type="string">
            <text:p>9100,3100,6000,3100,6000,3100,3000,3100,3050,3000,6100,3050,3050,3050,2950,3100,6050 </text:p>
          </table:table-cell>
          <table:table-cell table:style-name="ce3" table:number-columns-repeated="7"/>
          <table:table-cell/>
          <table:table-cell table:style-name="ce6" office:value-type="string">
            <text:p>86496FDA</text:p>
          </table:table-cell>
          <table:table-cell table:style-name="ce7" office:value-type="string">
            <text:p>Raw (18): 9150 -3050 6000 -3100 6050 -3100 3000 -3050 3000 -3100 6050 -3100 6000 -3150 3000 -3050 3050 </text:p>
          </table:table-cell>
          <table:table-cell table:style-name="ce7" table:number-columns-repeated="7"/>
          <table:table-cell/>
          <table:table-cell table:style-name="ce8" office:value-type="string">
            <text:p>FDEF890C</text:p>
          </table:table-cell>
          <table:table-cell table:style-name="ce8" office:value-type="string">
            <text:p>Raw (18): 9150 -3050 6050 -3100 6050 -3100 3000 -3100 2950 -3100 6050 -3100 3050 -3050 6050 -3050 3000 </text:p>
          </table:table-cell>
          <table:table-cell table:style-name="ce8" table:number-columns-repeated="7"/>
        </table:table-row>
        <table:table-row table:style-name="ro1">
          <table:table-cell office:value-type="string">
            <text:p>lP&gt;</text:p>
          </table:table-cell>
          <table:table-cell table:style-name="ce3" office:value-type="string">
            <text:p>1C6D3F91</text:p>
          </table:table-cell>
          <table:table-cell table:style-name="ce3" office:value-type="string">
            <text:p>9050,3100,3000,3050,3050,3050,6050,3100,2950,3100,6050,3100,2950,3150,2950,3100,3000 </text:p>
          </table:table-cell>
          <table:table-cell table:style-name="ce3" table:number-columns-repeated="7"/>
          <table:table-cell/>
          <table:table-cell table:style-name="ce6" office:value-type="string">
            <text:p>240BECAE</text:p>
          </table:table-cell>
          <table:table-cell table:style-name="ce7" office:value-type="string">
            <text:p>Raw (18): 9150 -3050 3050 -3050 3000 -3050 6050 -3100 3050 -3050 6000 -3150 6000 -3100 3050 -3050 6050 </text:p>
          </table:table-cell>
          <table:table-cell table:style-name="ce7" table:number-columns-repeated="7"/>
          <table:table-cell/>
          <table:table-cell table:style-name="ce8" office:value-type="string">
            <text:p>AC65D37A</text:p>
          </table:table-cell>
          <table:table-cell table:style-name="ce8" office:value-type="string">
            <text:p>Raw (18): 9150 -3050 3050 -3050 2950 -3100 6050 -3100 3050 -3050 6050 -3100 3050 -3050 6000 -3100 6050 </text:p>
          </table:table-cell>
          <table:table-cell table:style-name="ce8" table:number-columns-repeated="7"/>
        </table:table-row>
        <table:table-row table:style-name="ro1" table:number-rows-repeated="7">
          <table:table-cell table:number-columns-repeated="30"/>
        </table:table-row>
        <table:table-row table:style-name="ro1">
          <table:table-cell table:number-columns-repeated="3"/>
          <table:table-cell office:value-type="string">
            <office:annotation draw:style-name="gr1" draw:text-style-name="P1" svg:width="2.899cm" svg:height="3.756cm" svg:x="8.948cm" svg:y="13.487cm" draw:caption-point-x="-0.61cm" draw:caption-point-y="1.511cm">
              <dc:creator>Е. Б. Г.</dc:creator>
              <dc:date>2015-09-06T00:00:00</dc:date>
              <text:p text:style-name="P1">Raw (18): 9150 -3000 6150 -3000 3050 -3000 3050 -3050 3050 -3000 3100 -3000 3100 -3000 3050 -3000 6150 </text:p>
            </office:annotation>
            <text:p>0x68AE1A03</text:p>
          </table:table-cell>
          <table:table-cell/>
          <table:table-cell office:value-type="string">
            <text:p>0x2AF638B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0x4FC2A4F4</text:p>
          </table:table-cell>
          <table:table-cell table:number-columns-repeated="3"/>
          <table:table-cell office:value-type="string">
            <text:p>0xDC6B0933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>
            <text:p>0xC7606564</text:p>
          </table:table-cell>
          <table:table-cell/>
          <table:table-cell office:value-type="string">
            <text:p>0x3AB8012B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0xE2F4F720</text:p>
          </table:table-cell>
          <table:table-cell table:number-columns-repeated="3"/>
          <table:table-cell office:value-type="string">
            <text:p>0xD1123114</text:p>
          </table:table-cell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"/>
          <table:table-cell office:value-type="string">
            <text:p>0x147D7566</text:p>
          </table:table-cell>
          <table:table-cell/>
          <table:table-cell office:value-type="string">
            <text:p>0xA3F34991</text:p>
          </table:table-cell>
          <table:table-cell table:number-columns-repeated="24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4"/>
          <table:table-cell office:value-type="string">
            <text:p>0x732FC0C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0x1C02D5D5</text:p>
          </table:table-cell>
          <table:table-cell office:value-type="string">
            <text:p>0x2BC49E4C</text:p>
          </table:table-cell>
          <table:table-cell office:value-type="string">
            <text:p>0xEB5E6C0C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>
            <text:p>0xF1E859FF</text:p>
          </table:table-cell>
          <table:table-cell table:number-columns-repeated="25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table:style-name="ce4" office:value-type="string">
            <text:p>wakeup!</text:p>
          </table:table-cell>
          <table:table-cell office:value-type="string">
            <text:p>Unknown encoding: 240BECAE (32 bit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string">
            <text:p>RAW[18]</text:p>
          </table:table-cell>
          <table:table-cell office:value-type="string">
            <text:p>Raw (18): 9200 -3000 3050 -3050 3050 -3000 6050 -3100 3050 -3050 6100 -3000 6100 -3050 3050 -3000 6150 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>
            <text:p>wake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>
            <text:p>Unknown encoding: 240BECAE (32 bits)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Raw (18): 4846 9100 -3050 3050 -3000 3050 -3050 6050 -3100 3050 -3000 6050 -3050 6050 -3100 3050 -3000 6100 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>
            <text:p>sleep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>
            <text:p>AC65D37A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Unknown encoding: AC65D37A (32 bits)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Raw (18): 26448 9050 -3100 3000 -3100 3000 -3050 6100 -3000 3000 -3150 6050 -3050 2950 -3100 6050 -3100 6050 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2"/>
          <table:table-cell office:value-type="string">
            <text:p>Decoded NEC: 2FD58A7 (32 bits)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Raw (68): -780 9000 -4350 600 -550 600 -450 600 -500 650 -500 600 -500 600 -500 600 -1600 550 -600 600 -1600 600 -1600 600 -1650 600 -1600 650 -1550 600 -1650 600 -550 550 -1600 650 -500 600 -1600 600 -500 600 -1700 550 -1600 600 -500 600 -500 600 -500 600 -1650 600 -550 550 -1600 600 -550 550 -550 600 -1600 650 -1550 600 -1700 500</text:p>
          </table:table-cell>
          <table:table-cell table:number-columns-repeated="27"/>
        </table:table-row>
        <table:table-row table:style-name="ro1" table:number-rows-repeated="104851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 office:value-type="string">
            <text:p>2FD48B7</text:p>
          </table:table-cell>
        </table:table-row>
        <table:table-row table:style-name="ro1">
          <table:table-cell office:value-type="string">
            <text:p>Decoded NEC: 2FD48B7 (32 bits)</text:p>
          </table:table-cell>
        </table:table-row>
        <table:table-row table:style-name="ro1">
          <table:table-cell office:value-type="string">
            <text:p>Raw (68): 8950 -4450 550 -600 550 -600 500 -600 500 -600 550 -550 600 -550 550 -1650 600 -550 500 -1700 550 -1700 550 -1700 550 -1700 500 -1700 550 -1700 550 -600 550 -1650 550 -600 500 -1700 550 -600 500 -600 550 -1700 550 -600 500 -600 500 -600 550 -1700 500 -600 550 -1700 550 -1700 500 -600 550 -1700 500 -1700 550 -1700 550 </text:p>
          </table:table-cell>
        </table:table-row>
        <table:table-row table:style-name="ro1">
          <table:table-cell office:value-type="string">
            <text:p>2FD48B7</text:p>
          </table:table-cell>
        </table:table-row>
        <table:table-row table:style-name="ro1">
          <table:table-cell office:value-type="string">
            <text:p>Decoded NEC: 2FD48B7 (32 bits)</text:p>
          </table:table-cell>
        </table:table-row>
        <table:table-row table:style-name="ro1">
          <table:table-cell office:value-type="string">
            <text:p>Raw (68): 8900 -4500 550 -600 500 -600 550 -550 550 -600 500 -600 550 -600 500 -1700 550 -550 550 -1700 550 -1700 550 -1700 550 -1650 550 -1700 550 -1700 550 -600 500 -1700 550 -600 550 -1650 600 -550 500 -600 550 -1700 550 -500 600 -550 600 -500 600 -1650 550 -600 500 -1700 550 -1700 550 -550 550 -1700 550 -1700 550 -1650 600 </text:p>
          </table:table-cell>
        </table:table-row>
        <table:table-row table:style-name="ro1">
          <table:table-cell office:value-type="string">
            <text:p>2FD48B7</text:p>
          </table:table-cell>
        </table:table-row>
        <table:table-row table:style-name="ro1">
          <table:table-cell office:value-type="string">
            <text:p>Decoded NEC: 2FD48B7 (32 bits)</text:p>
          </table:table-cell>
        </table:table-row>
        <table:table-row table:style-name="ro1">
          <table:table-cell office:value-type="string">
            <text:p>Raw (68): 8900 -4500 500 -600 550 -600 500 -600 500 -600 550 -550 550 -600 550 -1650 600 -550 550 -1700 500 -1700 550 -1700 550 -1700 500 -1750 500 -1750 550 -550 500 -1700 600 -550 550 -1650 550 -600 550 -600 500 -1700 550 -550 600 -550 550 -550 550 -1700 550 -600 500 -1700 550 -1700 550 -600 500 -1700 550 -1700 500 -1700 550 </text:p>
          </table:table-cell>
        </table:table-row>
        <table:table-row table:style-name="ro1">
          <table:table-cell office:value-type="string">
            <text:p>1A2EEC3B</text:p>
          </table:table-cell>
        </table:table-row>
        <table:table-row table:style-name="ro1">
          <table:table-cell office:value-type="string">
            <text:p>Unknown encoding: 1A2EEC3B (32 bits)</text:p>
          </table:table-cell>
        </table:table-row>
        <table:table-row table:style-name="ro1">
          <table:table-cell office:value-type="string">
            <text:p>Raw (68): 8950 -4450 600 -550 550 -550 550 -550 600 -500 600 -550 550 -600 450 -1750 500 -650 500 -1700 550 -1700 500 -1700 550 -1700 600 -1650 550 -1700 500 -600 550 -1700 550 -550 550 -1700 550 -600 500 -600 500 -1700 550 -600 550 -550 550 -550 550 -1700 550 -600 500 -1700 550 -1700 500 -650 500 -1700 550 -1700 550 -1700 550 </text:p>
          </table:table-cell>
        </table:table-row>
        <table:table-row table:style-name="ro1">
          <table:table-cell office:value-type="string">
            <text:p>1A2EEC3B</text:p>
          </table:table-cell>
        </table:table-row>
        <table:table-row table:style-name="ro1">
          <table:table-cell office:value-type="string">
            <text:p>Unknown encoding: 1A2EEC3B (32 bits)</text:p>
          </table:table-cell>
        </table:table-row>
        <table:table-row table:style-name="ro1">
          <table:table-cell office:value-type="string">
            <text:p>Raw (68): 8950 -4500 500 -650 550 -550 500 -600 550 -550 600 -500 600 -550 550 -1650 600 -550 500 -1700 600 -1650 550 -1700 600 -1650 550 -1700 550 -1700 550 -550 550 -1700 550 -550 550 -1700 550 -550 550 -550 550 -1700 600 -500 550 -550 550 -600 550 -1700 500 -600 550 -1700 550 -1700 500 -600 550 -1700 550 -1650 600 -1650 550 </text:p>
          </table:table-cell>
        </table:table-row>
        <table:table-row table:style-name="ro1">
          <table:table-cell office:value-type="string">
            <text:p>2FD48B7</text:p>
          </table:table-cell>
        </table:table-row>
        <table:table-row table:style-name="ro1">
          <table:table-cell office:value-type="string">
            <text:p>Decoded NEC: 2FD48B7 (32 bits)</text:p>
          </table:table-cell>
        </table:table-row>
        <table:table-row table:style-name="ro1">
          <table:table-cell office:value-type="string">
            <text:p>Raw (68): 8950 -4450 550 -600 500 -600 550 -550 600 -550 550 -550 550 -550 550 -1700 550 -550 550 -1700 550 -1700 550 -1700 550 -1650 550 -1700 550 -1700 550 -550 550 -1700 550 -550 550 -1700 550 -600 550 -550 550 -1700 550 -600 500 -550 550 -600 550 -1650 550 -600 550 -1700 550 -1650 600 -550 550 -1650 550 -1700 600 -1650 550 </text:p>
          </table:table-cell>
        </table:table-row>
        <table:table-row table:style-name="ro1">
          <table:table-cell office:value-type="string">
            <text:p>2FD</text:p>
          </table:table-cell>
        </table:table-row>
        <table:table-row table:style-name="ro1">
          <table:table-cell office:value-type="string">
            <text:p>Decoded JVC: 2FD (16 bits)</text:p>
          </table:table-cell>
        </table:table-row>
        <table:table-row table:style-name="ro1">
          <table:table-cell office:value-type="string">
            <text:p>Raw (68): 8950 -4450 550 -550 550 -600 500 -600 550 -600 500 -600 500 -600 550 -1650 550 -600 550 -1700 500 -1700 600 -1650 550 -1700 550 -1650 550 -1750 550 -550 550 -1650 550 -600 550 -1700 500 -600 500 -650 500 -1700 550 -550 600 -550 550 -600 500 -1700 550 -600 500 -1700 550 -1700 550 -550 550 -1700 550 -1700 500 -1700 550 </text:p>
          </table:table-cell>
        </table:table-row>
        <table:table-row table:style-name="ro1">
          <table:table-cell office:value-type="string">
            <text:p>2FD48B7</text:p>
          </table:table-cell>
        </table:table-row>
        <table:table-row table:style-name="ro1">
          <table:table-cell office:value-type="string">
            <text:p>Decoded NEC: 2FD48B7 (32 bits)</text:p>
          </table:table-cell>
        </table:table-row>
        <table:table-row table:style-name="ro1">
          <table:table-cell office:value-type="string">
            <text:p>Raw (68): 8900 -4450 550 -600 550 -600 500 -600 500 -600 550 -550 550 -600 550 -1650 550 -600 550 -1650 550 -1700 600 -1650 550 -1700 550 -1650 550 -1700 550 -600 500 -1700 550 -600 550 -1650 550 -600 550 -600 500 -1700 550 -550 600 -550 550 -550 500 -1700 550 -600 500 -1700 550 -1700 550 -600 500 -1700 600 -1650 550 -1700 600 </text:p>
          </table:table-cell>
        </table:table-row>
        <table:table-row table:style-name="ro1">
          <table:table-cell office:value-type="string">
            <text:p>1A2EEC3B</text:p>
          </table:table-cell>
        </table:table-row>
        <table:table-row table:style-name="ro1">
          <table:table-cell office:value-type="string">
            <text:p>Unknown encoding: 1A2EEC3B (32 bits)</text:p>
          </table:table-cell>
        </table:table-row>
        <table:table-row table:style-name="ro1">
          <table:table-cell office:value-type="string">
            <text:p>Raw (68): 8900 -4500 550 -600 500 -600 500 -650 500 -600 500 -600 550 -600 500 -1700 550 -600 550 -1650 550 -1700 550 -1650 550 -1700 600 -1650 550 -1700 550 -550 550 -1700 550 -600 500 -1700 550 -600 500 -600 500 -1700 550 -600 550 -600 500 -600 500 -1700 550 -600 500 -1700 600 -1650 550 -600 550 -1650 550 -1700 550 -1700 550 </text:p>
          </table:table-cell>
        </table:table-row>
        <table:table-row table:style-name="ro1">
          <table:table-cell office:value-type="string">
            <text:p>2FD48B7</text:p>
          </table:table-cell>
        </table:table-row>
        <table:table-row table:style-name="ro1">
          <table:table-cell office:value-type="string">
            <text:p>Decoded NEC: 2FD48B7 (32 bits)</text:p>
          </table:table-cell>
        </table:table-row>
        <table:table-row table:style-name="ro1">
          <table:table-cell office:value-type="string">
            <text:p>Raw (68): 8950 -4450 600 -550 600 -500 550 -600 550 -550 550 -550 550 -600 500 -1700 550 -600 500 -1700 550 -1700 550 -1700 550 -1650 600 -1650 600 -1650 550 -600 550 -1700 550 -550 550 -1700 550 -550 550 -600 500 -1700 550 -550 550 -600 500 -600 550 -1700 500 -600 550 -1700 550 -1650 550 -600 550 -1700 500 -1700 600 -1650 550 </text:p>
          </table:table-cell>
        </table:table-row>
        <table:table-row table:style-name="ro1">
          <table:table-cell office:value-type="string">
            <text:p>2FD</text:p>
          </table:table-cell>
        </table:table-row>
        <table:table-row table:style-name="ro1">
          <table:table-cell office:value-type="string">
            <text:p>Decoded JVC: 2FD (16 bits)</text:p>
          </table:table-cell>
        </table:table-row>
        <table:table-row table:style-name="ro1">
          <table:table-cell office:value-type="string">
            <text:p>Raw (68): 8950 -4450 550 -600 500 -600 550 -600 500 -600 550 -600 500 -550 550 -1700 600 -500 550 -1700 550 -1700 550 -1700 550 -1650 550 -1700 550 -1700 550 -600 500 -1700 550 -550 550 -1700 550 -550 550 -550 600 -1650 600 -550 550 -550 500 -650 500 -1700 550 -550 550 -1700 550 -1700 550 -600 500 -1700 550 -1700 550 -1650 600 </text:p>
          </table:table-cell>
        </table:table-row>
        <table:table-row table:style-name="ro1">
          <table:table-cell office:value-type="string">
            <text:p>2FD48B7</text:p>
          </table:table-cell>
        </table:table-row>
        <table:table-row table:style-name="ro1">
          <table:table-cell office:value-type="string">
            <text:p>Decoded NEC: 2FD48B7 (32 bits)</text:p>
          </table:table-cell>
        </table:table-row>
        <table:table-row table:style-name="ro1">
          <table:table-cell office:value-type="string">
            <text:p>Raw (68): 8950 -4450 550 -600 550 -600 550 -550 550 -550 550 -550 600 -550 550 -1650 550 -600 550 -1650 600 -1650 550 -1700 550 -1700 550 -1700 500 -1700 600 -550 550 -1650 550 -600 550 -1700 500 -600 550 -550 550 -1750 500 -550 550 -600 550 -550 600 -1650 550 -550 550 -1700 550 -1700 550 -550 550 -1700 550 -1700 500 -1700 550 </text:p>
          </table:table-cell>
        </table:table-row>
        <table:table-row table:style-name="ro1">
          <table:table-cell office:value-type="string">
            <text:p>2FD48B7</text:p>
          </table:table-cell>
        </table:table-row>
        <table:table-row table:style-name="ro1">
          <table:table-cell office:value-type="string">
            <text:p>Decoded NEC: 2FD48B7 (32 bits)</text:p>
          </table:table-cell>
        </table:table-row>
        <table:table-row table:style-name="ro1">
          <table:table-cell office:value-type="string">
            <text:p>Raw (68): 8900 -4500 550 -550 600 -550 550 -550 550 -600 500 -600 550 -600 500 -1700 550 -600 500 -1700 550 -1750 450 -1700 600 -1650 600 -1650 550 -1700 550 -550 550 -1700 600 -550 550 -1650 550 -600 550 -550 500 -1750 500 -600 550 -600 500 -600 500 -1700 600 -550 550 -1650 550 -1700 550 -550 550 -1700 550 -1700 550 -1700 550 </text:p>
          </table:table-cell>
        </table:table-row>
        <table:table-row table:style-name="ro1">
          <table:table-cell office:value-type="string">
            <text:p>2FD48B7</text:p>
          </table:table-cell>
        </table:table-row>
        <table:table-row table:style-name="ro1">
          <table:table-cell office:value-type="string">
            <text:p>Decoded NEC: 2FD48B7 (32 bits)</text:p>
          </table:table-cell>
        </table:table-row>
        <table:table-row table:style-name="ro1">
          <table:table-cell office:value-type="string">
            <text:p>Raw (68): 8900 -4500 550 -600 500 -600 550 -550 550 -550 600 -550 550 -550 550 -1700 550 -550 550 -1650 600 -1650 600 -1650 550 -1700 550 -1700 550 -1700 550 -600 500 -1700 550 -600 500 -1700 550 -550 600 -550 500 -1700 550 -550 600 -550 550 -550 600 -1650 600 -500 550 -1700 550 -1700 550 -550 550 -1700 600 -1600 600 -1650 600 </text:p>
          </table:table-cell>
        </table:table-row>
        <table:table-row table:style-name="ro1">
          <table:table-cell office:value-type="string">
            <text:p>Decoded NEC: 2FD48B7 (32 bits)</text:p>
          </table:table-cell>
        </table:table-row>
        <table:table-row table:style-name="ro1">
          <table:table-cell office:value-type="string">
            <text:p>Raw (68): 8950 -4400 600 -500 650 -450 650 -500 600 -550 500 -600 500 -550 600 -1650 550 -550 550 -1650 600 -1650 550 -1650 650 -1550 600 -1650 550 -1700 600 -450 600 -1700 600 -450 650 -1600 600 -500 600 -500 650 -1550 650 -450 650 -500 650 -450 550 -1650 650 -500 650 -1550 650 -1550 650 -450 700 -1550 600 -1600 600 -1650 65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 table:number-rows-repeated="4">
          <table:table-cell/>
        </table:table-row>
        <table:table-row table:style-name="ro1">
          <table:table-cell office:value-type="string">
            <text:p>2FD48B7</text:p>
          </table:table-cell>
        </table:table-row>
        <table:table-row table:style-name="ro1">
          <table:table-cell office:value-type="string">
            <text:p>Decoded NEC: 2FD48B7 (32 bits)</text:p>
          </table:table-cell>
        </table:table-row>
        <table:table-row table:style-name="ro1">
          <table:table-cell office:value-type="string">
            <text:p>Raw (68): 8900 -4500 550 -550 550 -600 550 -550 550 -550 550 -600 550 -550 550 -1700 550 -600 500 -1700 550 -1700 550 -1700 500 -1700 550 -1700 550 -1700 550 -600 500 -1700 550 -600 500 -1700 500 -600 600 -550 550 -1650 550 -600 550 -550 600 -550 550 -1650 600 -500 600 -1650 550 -1700 550 -600 500 -1700 550 -1700 550 -1700 550 </text:p>
          </table:table-cell>
        </table:table-row>
        <table:table-row table:style-name="ro1">
          <table:table-cell office:value-type="string">
            <text:p>1A2EEC3B</text:p>
          </table:table-cell>
        </table:table-row>
        <table:table-row table:style-name="ro1">
          <table:table-cell office:value-type="string">
            <text:p>Unknown encoding: 1A2EEC3B (32 bits)</text:p>
          </table:table-cell>
        </table:table-row>
        <table:table-row table:style-name="ro1">
          <table:table-cell office:value-type="string">
            <text:p>Raw (68): 8850 -4450 500 -600 550 -600 500 -600 500 -600 500 -600 550 -600 550 -1600 600 -550 550 -1700 500 -1700 500 -1750 550 -1650 550 -1750 450 -1800 550 -550 500 -1650 600 -600 500 -1650 550 -650 500 -600 500 -1700 500 -600 550 -600 550 -550 550 -1650 550 -650 500 -1650 600 -1650 550 -650 450 -1700 550 -1700 450 -1750 550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7.09.2015</text:date>, <text:time>00:1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32M51S</meta:editing-duration>
    <meta:editing-cycles>8</meta:editing-cycles>
    <meta:generator>OpenOffice/4.1.1$Win32 OpenOffice.org_project/411m6$Build-9775</meta:generator>
    <dc:date>2015-09-07T00:18:13.80</dc:date>
    <dc:creator>Евгений Гуль</dc:creator>
    <meta:document-statistic meta:table-count="3" meta:cell-count="225" meta:object-count="0"/>
    <meta:user-defined meta:name="Info 1"/>
    <meta:user-defined meta:name="Info 2"/>
    <meta:user-defined meta:name="Info 3"/>
    <meta:user-defined meta:name="Info 4"/>
  </office:meta>
</office:document-meta>
</file>